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64" calcext:value-type="float">
            <text:p>164</text:p>
          </table:table-cell>
          <table:table-cell table:style-name="ce7" table:formula="of:=COUNTIF([.B7:.B199];&quot;X&quot;)" office:value-type="float" office:value="139" calcext:value-type="float">
            <text:p>139</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1" calcext:value-type="float">
            <text:p>21</text:p>
          </table:table-cell>
          <table:table-cell table:style-name="ce25" table:formula="of:=SUM([.B2:.F2])" office:value-type="float" office:value="182" calcext:value-type="float">
            <text:p>18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2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5">00/00/0000</text:date>, <text:time style:data-style-name="N2" text:time-value="22:06:24.89556273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25T22:07:35.548475549</dc:date>
    <meta:editing-duration>PT9H46M15S</meta:editing-duration>
    <meta:editing-cycles>187</meta:editing-cycles>
    <meta:document-statistic meta:table-count="1" meta:cell-count="965" meta:object-count="0"/>
  </office:meta>
</office:document-meta>
</file>